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2pt solid #000000" fo:border-left="none" fo:border-right="none" style:vertical-align="middle" style:repeat-content="false"/>
      <style:paragraph-properties fo:text-align="center"/>
    </style:style>
    <style:style style:name="ce3" style:family="table-cell" style:parent-style-name="Default" style:data-style-name="N0">
      <style:table-cell-properties fo:border-top="none" fo:border-bottom="2pt solid #000000" fo:border-left="none" fo:border-right="none" style:vertical-align="middle" fo:wrap-option="wrap" fo:background-color="#FFCC99" style:repeat-content="false"/>
      <style:paragraph-properties fo:text-align="center"/>
    </style:style>
    <style:style style:name="ce4" style:family="table-cell" style:parent-style-name="Default" style:data-style-name="N0">
      <style:table-cell-properties fo:border-top="none" fo:border-bottom="2pt solid #000000" fo:border-left="none" fo:border-right="none" style:vertical-align="middle" fo:wrap-option="wrap" fo:background-color="#D9D9D9" style:repeat-content="false"/>
      <style:paragraph-properties fo:text-align="center"/>
    </style:style>
    <style:style style:name="ce5" style:family="table-cell" style:parent-style-name="Default" style:data-style-name="N0">
      <style:table-cell-properties fo:border-top="none" fo:border-bottom="2pt solid #000000" fo:border-left="thin dashed #000000" fo:border-right="none" style:vertical-align="middle" fo:wrap-option="wrap" fo:background-color="#FFD966" style:repeat-content="false"/>
      <style:paragraph-properties fo:text-align="center"/>
    </style:style>
    <style:style style:name="ce6" style:family="table-cell" style:parent-style-name="Default" style:data-style-name="N0">
      <style:table-cell-properties fo:border-top="none" fo:border-bottom="2pt solid #000000" fo:border-left="none" fo:border-right="none" style:vertical-align="middle" fo:wrap-option="wrap" fo:background-color="#FFD966" style:repeat-content="false"/>
      <style:paragraph-properties fo:text-align="center"/>
    </style:style>
    <style:style style:name="ce7" style:family="table-cell" style:parent-style-name="Default" style:data-style-name="N0">
      <style:table-cell-properties fo:border-top="none" fo:border-bottom="2pt solid #000000" fo:border-left="none" fo:border-right="thin dashed #000000" style:vertical-align="middle" fo:wrap-option="wrap" fo:background-color="#FFD966" style:repeat-content="false"/>
      <style:paragraph-properties fo:text-align="center"/>
    </style:style>
    <style:style style:name="ce8" style:family="table-cell" style:parent-style-name="Default" style:data-style-name="N0">
      <style:table-cell-properties fo:border-top="none" fo:border-bottom="2pt solid #000000" fo:border-left="none" fo:border-right="none" style:vertical-align="middle" fo:wrap-option="wrap" style:repeat-content="false"/>
      <style:paragraph-properties fo:text-align="center"/>
    </style:style>
    <style:style style:name="ce9" style:family="table-cell" style:parent-style-name="Default" style:data-style-name="N0">
      <style:table-cell-properties style:vertical-align="middle" style:repeat-content="false"/>
      <style:paragraph-properties fo:text-align="end" fo:margin-right="0cm"/>
    </style:style>
    <style:style style:name="ce10" style:family="table-cell" style:parent-style-name="Default" style:data-style-name="N0">
      <style:table-cell-properties style:vertical-align="middle"/>
    </style:style>
    <style:style style:name="ce11" style:family="table-cell" style:parent-style-name="Default" style:data-style-name="N0">
      <style:table-cell-properties fo:border-top="none" fo:border-bottom="none" fo:border-left="thin dashed #000000" fo:border-right="none" style:vertical-align="middle" style:repeat-content="false"/>
      <style:paragraph-properties fo:text-align="center"/>
      <style:text-properties fo:color="#202124" style:font-name="Arial" style:font-name-asian="Arial" style:font-name-complex="Arial" fo:font-size="12pt" style:font-size-asian="12pt" style:font-size-complex="12pt" fo:font-weight="bold" style:font-weight-asian="bold" style:font-weight-complex="bold"/>
    </style:style>
    <style:style style:name="ce12" style:family="table-cell" style:parent-style-name="Default" style:data-style-name="N0">
      <style:table-cell-properties style:vertical-align="middle" style:repeat-content="false"/>
      <style:paragraph-properties fo:text-align="center"/>
      <style:text-properties fo:color="#202124" style:font-name="Arial" style:font-name-asian="Arial" style:font-name-complex="Arial" fo:font-size="12pt" style:font-size-asian="12pt" style:font-size-complex="12pt" fo:font-weight="bold" style:font-weight-asian="bold" style:font-weight-complex="bold"/>
    </style:style>
    <style:style style:name="ce13" style:family="table-cell" style:parent-style-name="Default" style:data-style-name="N0">
      <style:table-cell-properties fo:border-top="none" fo:border-bottom="none" fo:border-left="none" fo:border-right="thin dashed #000000" style:vertical-align="middle" style:repeat-content="false"/>
      <style:paragraph-properties fo:text-align="center"/>
      <style:text-properties fo:color="#202124" style:font-name="Arial" style:font-name-asian="Arial" style:font-name-complex="Arial" fo:font-size="12pt" style:font-size-asian="12pt" style:font-size-complex="12pt" fo:font-weight="bold" style:font-weight-asian="bold" style:font-weight-complex="bold"/>
    </style:style>
    <style:style style:name="ce14" style:family="table-cell" style:parent-style-name="Default" style:data-style-name="N0">
      <style:table-cell-properties style:vertical-align="middle" style:repeat-content="false"/>
      <style:paragraph-properties fo:text-align="center"/>
    </style:style>
    <style:style style:name="ce15" style:family="table-cell" style:parent-style-name="Default" style:data-style-name="N0">
      <style:table-cell-properties fo:border-top="none" fo:border-bottom="none" fo:border-left="thin dashed #000000" fo:border-right="none" style:vertical-align="middle" style:repeat-content="false"/>
      <style:paragraph-properties fo:text-align="center"/>
    </style:style>
    <style:style style:name="ce16" style:family="table-cell" style:parent-style-name="Default" style:data-style-name="N0">
      <style:table-cell-properties fo:border-top="none" fo:border-bottom="none" fo:border-left="none" fo:border-right="thin dashed #000000" style:vertical-align="middle" style:repeat-content="false"/>
      <style:paragraph-properties fo:text-align="center"/>
    </style:style>
    <style:style style:name="ce17" style:family="table-cell" style:parent-style-name="Default" style:data-style-name="N0">
      <style:table-cell-properties style:vertical-align="middle" fo:wrap-option="wrap"/>
    </style:style>
    <style:style style:name="ce18" style:family="table-cell" style:parent-style-name="Default" style:data-style-name="N0">
      <style:table-cell-properties fo:border-top="none" fo:border-bottom="none" fo:border-left="thin dashed #000000" fo:border-right="none" style:vertical-align="middle"/>
    </style:style>
    <style:style style:name="ce19" style:family="table-cell" style:parent-style-name="Default" style:data-style-name="N0">
      <style:table-cell-properties fo:border-top="none" fo:border-bottom="none" fo:border-left="none" fo:border-right="thin dashed #000000" style:vertical-align="middle"/>
    </style:style>
    <style:style style:name="ce20" style:family="table-cell" style:parent-style-name="Default" style:data-style-name="N0">
      <style:table-cell-properties style:vertical-align="middle" style:repeat-content="false"/>
      <style:paragraph-properties fo:text-align="center"/>
      <style:text-properties fo:color="#202124" style:font-name="Arial" style:font-name-asian="Arial" style:font-name-complex="Arial" fo:font-size="12pt" style:font-size-asian="12pt" style:font-size-complex="12pt" fo:font-weight="bold" style:font-weight-asian="bold" style:font-weight-complex="bold"/>
    </style:style>
    <style:style style:name="ce21" style:family="table-cell" style:parent-style-name="Default" style:data-style-name="N0">
      <style:table-cell-properties style:vertical-align="middle"/>
    </style:style>
    <style:style style:name="ce22" style:family="table-cell" style:parent-style-name="Default" style:data-style-name="N0">
      <style:table-cell-properties fo:border-top="none" fo:border-bottom="2pt solid #000000" fo:border-left="none" fo:border-right="thin dashed #000000" style:vertical-align="middle" fo:wrap-option="wrap" fo:background-color="#FFCC99" style:repeat-content="false"/>
      <style:paragraph-properties fo:text-align="center"/>
    </style:style>
    <style:style style:name="ce23" style:family="table-cell" style:parent-style-name="Default" style:data-style-name="N0">
      <style:table-cell-properties fo:border-top="none" fo:border-bottom="none" fo:border-left="none" fo:border-right="thin dashed #000000" style:vertical-align="middle" style:repeat-content="false"/>
      <style:paragraph-properties fo:text-align="center"/>
      <style:text-properties fo:color="#202124" style:font-name="Arial" style:font-name-asian="Arial" style:font-name-complex="Arial" fo:font-size="12pt" style:font-size-asian="12pt" style:font-size-complex="12pt" fo:font-weight="bold" style:font-weight-asian="bold" style:font-weight-complex="bold"/>
    </style:style>
    <style:style style:name="ce24" style:family="table-cell" style:parent-style-name="Default" style:data-style-name="N0">
      <style:table-cell-properties fo:border-top="none" fo:border-bottom="none" fo:border-left="none" fo:border-right="thin dashed #000000" style:vertical-align="middle"/>
    </style:style>
    <style:style style:name="ce25" style:family="table-cell" style:parent-style-name="Default" style:data-style-name="N0">
      <style:table-cell-properties fo:border-top="none" fo:border-bottom="2pt solid #000000" fo:border-left="thin dashed #000000" fo:border-right="none" style:vertical-align="middle" fo:wrap-option="wrap" fo:background-color="#FFCC99" style:repeat-content="false"/>
      <style:paragraph-properties fo:text-align="center"/>
    </style:style>
    <style:style style:name="ce26" style:family="table-cell" style:parent-style-name="Default" style:data-style-name="N0">
      <style:table-cell-properties fo:border-top="none" fo:border-bottom="none" fo:border-left="thin dashed #000000" fo:border-right="none" style:vertical-align="middle" style:repeat-content="false"/>
      <style:paragraph-properties fo:text-align="center"/>
      <style:text-properties fo:color="#202124" style:font-name="Arial" style:font-name-asian="Arial" style:font-name-complex="Arial" fo:font-size="12pt" style:font-size-asian="12pt" style:font-size-complex="12pt" fo:font-weight="bold" style:font-weight-asian="bold" style:font-weight-complex="bold"/>
    </style:style>
    <style:style style:name="co1" style:family="table-column">
      <style:table-column-properties fo:break-before="auto" style:column-width="2.98979166666667cm" style:use-optimal-column-width="true"/>
    </style:style>
    <style:style style:name="co2" style:family="table-column">
      <style:table-column-properties fo:break-before="auto" style:column-width="3.54541666666667cm"/>
    </style:style>
    <style:style style:name="co3" style:family="table-column">
      <style:table-column-properties fo:break-before="auto" style:column-width="2.8575cm"/>
    </style:style>
    <style:style style:name="co4" style:family="table-column">
      <style:table-column-properties fo:break-before="auto" style:column-width="2.27541666666667cm"/>
    </style:style>
    <style:style style:name="co5" style:family="table-column">
      <style:table-column-properties fo:break-before="auto" style:column-width="2.69875cm"/>
    </style:style>
    <style:style style:name="co6" style:family="table-column">
      <style:table-column-properties fo:break-before="auto" style:column-width="2.72520833333333cm"/>
    </style:style>
    <style:style style:name="co7" style:family="table-column">
      <style:table-column-properties fo:break-before="auto" style:column-width="3.06916666666667cm"/>
    </style:style>
    <style:style style:name="co8" style:family="table-column">
      <style:table-column-properties fo:break-before="auto" style:column-width="1.87854166666667cm"/>
    </style:style>
    <style:style style:name="co9" style:family="table-column">
      <style:table-column-properties fo:break-before="auto" style:column-width="2.16958333333333cm"/>
    </style:style>
    <style:style style:name="co10" style:family="table-column">
      <style:table-column-properties fo:break-before="auto" style:column-width="2.54cm"/>
    </style:style>
    <style:style style:name="co11" style:family="table-column">
      <style:table-column-properties fo:break-before="auto" style:column-width="2.11666666666667cm"/>
    </style:style>
    <style:style style:name="co12" style:family="table-column">
      <style:table-column-properties fo:break-before="auto" style:column-width="2.75166666666667cm"/>
    </style:style>
    <style:style style:name="co13" style:family="table-column">
      <style:table-column-properties fo:break-before="auto" style:column-width="2.64583333333333cm"/>
    </style:style>
    <style:style style:name="co14" style:family="table-column">
      <style:table-column-properties fo:break-before="auto" style:column-width="2.40770833333333cm"/>
    </style:style>
    <style:style style:name="co15" style:family="table-column">
      <style:table-column-properties fo:break-before="auto" style:column-width="7.96395833333333cm"/>
    </style:style>
    <style:style style:name="co16" style:family="table-column">
      <style:table-column-properties fo:break-before="auto" style:column-width="1.69333333333333cm"/>
    </style:style>
    <style:style style:name="ro1" style:family="table-row">
      <style:table-row-properties style:row-height="54.75pt" style:use-optimal-row-height="false" fo:break-before="auto"/>
    </style:style>
    <style:style style:name="ro2" style:family="table-row">
      <style:table-row-properties style:row-height="66pt" style:use-optimal-row-height="false" fo:break-before="auto"/>
    </style:style>
    <style:style style:name="ro3" style:family="table-row">
      <style:table-row-properties style:row-height="33pt" style:use-optimal-row-height="false" fo:break-before="auto"/>
    </style:style>
    <style:style style:name="ro4" style:family="table-row">
      <style:table-row-properties style:row-height="15pt" style:use-optimal-row-height="true" fo:break-before="auto"/>
    </style:style>
    <style:style style:name="ta1" style:family="table" style:master-page-name="mp1">
      <style:table-properties table:display="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05in" fo:padding-bottom="0.05in" fo:padding-left="0.1in" fo:padding-right="0.1in" draw:textarea-vertical-align="middle" draw:textarea-horizontal-align="left" draw:fill="solid" draw:fill-color="#ffc000" draw:opacity="100%" draw:stroke="none" draw:auto-grow-width="false" draw:auto-grow-height="false"/>
      <style:paragraph-properties style:font-independent-line-spacing="true" style:writing-mode="lr-tb"/>
    </style:style>
    <style:style style:family="graphic" style:name="a2">
      <style:graphic-properties fo:wrap-option="wrap" fo:padding-top="0.05in" fo:padding-bottom="0.05in" fo:padding-left="0.1in" fo:padding-right="0.1in" draw:textarea-vertical-align="middle" draw:textarea-horizontal-align="left" draw:fill="solid" draw:fill-color="#ed7d31" draw:opacity="100%" draw:stroke="none" draw:auto-grow-width="false" draw:auto-grow-height="false"/>
      <style:paragraph-properties style:font-independent-line-spacing="tru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05in" fo:padding-bottom="0.05in" fo:padding-left="0.1in" fo:padding-right="0.1in" draw:textarea-vertical-align="middle" draw:textarea-horizontal-align="left" draw:fill="solid" draw:fill-color="#a6a6a6" draw:opacity="100%" draw:stroke="none" draw:auto-grow-width="false" draw:auto-grow-height="false"/>
      <style:paragraph-properties style:font-independent-line-spacing="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xamples"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5" table:default-cell-style-name="ce1"/>
        <table:table-column table:style-name="co6" table:number-columns-repeated="2" table:default-cell-style-name="ce1"/>
        <table:table-column table:style-name="co7" table:number-columns-repeated="3"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5" table:default-cell-style-name="ce1"/>
        <table:table-column table:style-name="co12" table:default-cell-style-name="ce1"/>
        <table:table-column table:style-name="co3" table:default-cell-style-name="ce1"/>
        <table:table-column table:style-name="co13" table:default-cell-style-name="ce1"/>
        <table:table-column table:style-name="co14" table:default-cell-style-name="ce1"/>
        <table:table-column table:style-name="co15" table:default-cell-style-name="ce1"/>
        <table:table-column table:style-name="co2" table:default-cell-style-name="ce1"/>
        <table:table-column table:style-name="co16" table:number-columns-repeated="16362" table:default-cell-style-name="ce1"/>
        <table:table-row table:style-name="ro1">
          <table:table-cell office:value-type="string" table:style-name="ce2">
            <text:p>Standard met</text:p>
          </table:table-cell>
          <table:table-cell office:value-type="string" table:style-name="ce2">
            <text:p>Pipeline</text:p>
          </table:table-cell>
          <table:table-cell office:value-type="string" table:style-name="ce25">
            <text:p>Bronze:</text:p>
            <text:p>Minimal manual steps (analysis)</text:p>
          </table:table-cell>
          <table:table-cell office:value-type="string" table:style-name="ce3">
            <text:p>Bronze:</text:p>
            <text:p>Open source software</text:p>
          </table:table-cell>
          <table:table-cell office:value-type="string" table:style-name="ce3">
            <text:p>Bronze:</text:p>
            <text:p>Integrated QA</text:p>
          </table:table-cell>
          <table:table-cell office:value-type="string" table:style-name="ce3">
            <text:p>Bronze:</text:p>
            <text:p>Documentation</text:p>
          </table:table-cell>
          <table:table-cell office:value-type="string" table:style-name="ce3">
            <text:p>Bronze:</text:p>
            <text:p>Available to others</text:p>
          </table:table-cell>
          <table:table-cell office:value-type="string" table:style-name="ce22">
            <text:p>Bronze:</text:p>
            <text:p>Peer review</text:p>
          </table:table-cell>
          <table:table-cell office:value-type="string" table:style-name="ce4">
            <text:p>Silver:</text:p>
            <text:p>Minimal manual steps (outputs)</text:p>
          </table:table-cell>
          <table:table-cell office:value-type="string" table:style-name="ce4">
            <text:p>Silver:</text:p>
            <text:p>Functions</text:p>
          </table:table-cell>
          <table:table-cell office:value-type="string" table:style-name="ce4">
            <text:p>Silver:</text:p>
            <text:p>Code style</text:p>
          </table:table-cell>
          <table:table-cell office:value-type="string" table:style-name="ce4">
            <text:p>Silver:</text:p>
            <text:p>Validate input data</text:p>
          </table:table-cell>
          <table:table-cell office:value-type="string" table:style-name="ce4">
            <text:p>Silver:</text:p>
            <text:p>Version control</text:p>
          </table:table-cell>
          <table:table-cell office:value-type="string" table:style-name="ce5">
            <text:p>Gold:</text:p>
            <text:p>Unit testing</text:p>
          </table:table-cell>
          <table:table-cell office:value-type="string" table:style-name="ce6">
            <text:p>Gold:</text:p>
            <text:p>Error handling</text:p>
          </table:table-cell>
          <table:table-cell office:value-type="string" table:style-name="ce6">
            <text:p>Gold:</text:p>
            <text:p>Function documentation</text:p>
          </table:table-cell>
          <table:table-cell office:value-type="string" table:style-name="ce6">
            <text:p>Gold:<text:s/></text:p>
            <text:p>Package</text:p>
          </table:table-cell>
          <table:table-cell office:value-type="string" table:style-name="ce6">
            <text:p>Gold:</text:p>
            <text:p>Logging of data and analysis</text:p>
          </table:table-cell>
          <table:table-cell office:value-type="string" table:style-name="ce6">
            <text:p>Gold:</text:p>
            <text:p>Continuous integration</text:p>
          </table:table-cell>
          <table:table-cell office:value-type="string" table:style-name="ce7">
            <text:p>Gold:</text:p>
            <text:p>Dependency management</text:p>
          </table:table-cell>
          <table:table-cell office:value-type="string" table:style-name="ce8">
            <text:p>Main benefits</text:p>
            <text:p>(e.g., time saved)</text:p>
          </table:table-cell>
          <table:table-cell table:number-columns-repeated="16363"/>
        </table:table-row>
        <table:table-row table:style-name="ro2">
          <table:table-cell office:value-type="string" table:style-name="ce9">
            <text:p>Bronze<text:s text:c="3"/></text:p>
            <draw:custom-shape svg:x="0.11458in" svg:y="0.27083in" svg:width="0.3327in" svg:height="0.375in" draw:z-index="1" draw:id="id0" draw:style-name="a2" draw:name="Graphic 1">
              <svg:title/>
              <svg:desc>Trophy with solid fill</svg:desc>
              <text:p text:style-name="a1" text:class-names="" text:cond-style-name=""><text:span text:style-name="a0" text:class-names=""/></text:p>
              <draw:enhanced-geometry xmlns:dr3d="urn:oasis:names:tc:opendocument:xmlns:dr3d:1.0" draw:type="non-primitive" svg:viewBox="0 0 666750 751522" draw:enhanced-path="M ?f3 ?f4 C ?f5 ?f6 ?f7 ?f8 ?f9 ?f10 ?f11 ?f12 ?f13 ?f14 ?f15 ?f16 ?f17 ?f18 ?f19 ?f20 ?f19 ?f21 ?f22 ?f23 ?f24 ?f25 ?f24 ?f26 L ?f24 ?f27 ?f28 ?f27 ?f28 ?f29 C ?f30 ?f31 ?f32 ?f33 ?f3 ?f4 Z M ?f34 ?f4 C ?f35 ?f33 ?f36 ?f31 ?f36 ?f29 L ?f36 ?f37 ?f37 ?f37 ?f37 ?f38 C ?f37 ?f39 ?f40 ?f41 ?f42 ?f43 ?f42 ?f21 ?f44 ?f18 ?f45 ?f46 ?f47 ?f48 ?f49 ?f50 ?f51 ?f52 ?f53 ?f54 ?f55 ?f56 ?f34 ?f4 Z M ?f1 ?f57 L ?f1 ?f58 ?f59 ?f58 ?f59 ?f0 ?f60 ?f0 ?f37 ?f0 ?f37 ?f58 ?f0 ?f58 ?f0 ?f61 C ?f0 ?f62 ?f0 ?f63 ?f64 ?f65 ?f66 ?f67 ?f68 ?f69 ?f25 ?f70 ?f71 ?f72 ?f73 ?f74 ?f73 ?f22 L ?f73 ?f75 ?f38 ?f75 C ?f76 ?f75 ?f77 ?f78 ?f77 ?f79 L ?f53 ?f79 C ?f80 ?f79 ?f37 ?f81 ?f37 ?f82 L ?f37 ?f83 ?f59 ?f83 ?f59 ?f82 C ?f59 ?f81 ?f84 ?f79 ?f85 ?f79 L ?f86 ?f79 C ?f86 ?f78 ?f87 ?f75 ?f88 ?f75 L ?f89 ?f75 ?f89 ?f90 C ?f89 ?f19 ?f91 ?f92 ?f93 ?f94 ?f95 ?f96 ?f97 ?f67 ?f98 ?f99 ?f1 ?f100 ?f1 ?f101 ?f1 ?f57 Z N" draw:text-areas="?f214 ?f216 ?f215 ?f217" draw:glue-points="?f218 ?f219 ?f220 ?f221 ?f222 ?f223 ?f224 ?f225 ?f226 ?f227 ?f226 ?f228 ?f229 ?f228 ?f229 ?f230 ?f218 ?f219 ?f231 ?f219 ?f232 ?f230 ?f232 ?f233 ?f234 ?f233 ?f234 ?f235 ?f236 ?f237 ?f238 ?f239 ?f240 ?f241 ?f231 ?f219 ?f242 ?f243 ?f242 ?f244 ?f245 ?f244 ?f245 ?f246 ?f247 ?f246 ?f234 ?f246 ?f234 ?f244 ?f248 ?f244 ?f248 ?f249 ?f250 ?f251 ?f252 ?f253 ?f254 ?f255 ?f254 ?f256 ?f257 ?f256 ?f258 ?f259 ?f260 ?f259 ?f234 ?f261 ?f234 ?f262 ?f245 ?f262 ?f245 ?f261 ?f263 ?f259 ?f264 ?f259 ?f265 ?f256 ?f266 ?f256 ?f266 ?f267 ?f268 ?f269 ?f270 ?f271 ?f242 ?f243" draw:glue-point-leaving-directions="-90, -90, -90, -90, -90, -90, -90, -90, -90, -90, -90, -90, -90, -90, -90, -90, -90, -90, -90, -90, -90, -90, -90, -90, -90, -90, -90, -90, -90, -90, -90, -90, -90, -90, -90, -90, -90, -90, -90, -90, -90, -90, -90, -90, -90, -90">
                <draw:equation draw:name="f0" draw:formula="0"/>
                <draw:equation draw:name="f1" draw:formula="666750"/>
                <draw:equation draw:name="f2" draw:formula="751522"/>
                <draw:equation draw:name="f3" draw:formula="570548"/>
                <draw:equation draw:name="f4" draw:formula="361950"/>
                <draw:equation draw:name="f5" draw:formula="537210"/>
                <draw:equation draw:name="f6" draw:formula="396240"/>
                <draw:equation draw:name="f7" draw:formula="505778"/>
                <draw:equation draw:name="f8" draw:formula="418148"/>
                <draw:equation draw:name="f9" draw:formula="437198"/>
                <draw:equation draw:name="f10" draw:formula="425768"/>
                <draw:equation draw:name="f11" draw:formula="455295"/>
                <draw:equation draw:name="f12" draw:formula="407670"/>
                <draw:equation draw:name="f13" draw:formula="476250"/>
                <draw:equation draw:name="f14" draw:formula="389573"/>
                <draw:equation draw:name="f15" draw:formula="494348"/>
                <draw:equation draw:name="f16" draw:formula="367665"/>
                <draw:equation draw:name="f17" draw:formula="501967"/>
                <draw:equation draw:name="f18" draw:formula="359093"/>
                <draw:equation draw:name="f19" draw:formula="516255"/>
                <draw:equation draw:name="f20" draw:formula="340043"/>
                <draw:equation draw:name="f21" draw:formula="339090"/>
                <draw:equation draw:name="f22" draw:formula="532448"/>
                <draw:equation draw:name="f23" draw:formula="312420"/>
                <draw:equation draw:name="f24" draw:formula="541973"/>
                <draw:equation draw:name="f25" draw:formula="281940"/>
                <draw:equation draw:name="f26" draw:formula="248602"/>
                <draw:equation draw:name="f27" draw:formula="124778"/>
                <draw:equation draw:name="f28" draw:formula="608648"/>
                <draw:equation draw:name="f29" draw:formula="269558"/>
                <draw:equation draw:name="f30" draw:formula="609600"/>
                <draw:equation draw:name="f31" draw:formula="271463"/>
                <draw:equation draw:name="f32" draw:formula="611505"/>
                <draw:equation draw:name="f33" draw:formula="319088"/>
                <draw:equation draw:name="f34" draw:formula="97155"/>
                <draw:equation draw:name="f35" draw:formula="55245"/>
                <draw:equation draw:name="f36" draw:formula="57150"/>
                <draw:equation draw:name="f37" draw:formula="123825"/>
                <draw:equation draw:name="f38" draw:formula="247650"/>
                <draw:equation draw:name="f39" draw:formula="280988"/>
                <draw:equation draw:name="f40" draw:formula="133350"/>
                <draw:equation draw:name="f41" draw:formula="311468"/>
                <draw:equation draw:name="f42" draw:formula="149543"/>
                <draw:equation draw:name="f43" draw:formula="338138"/>
                <draw:equation draw:name="f44" draw:formula="163830"/>
                <draw:equation draw:name="f45" draw:formula="171450"/>
                <draw:equation draw:name="f46" draw:formula="366713"/>
                <draw:equation draw:name="f47" draw:formula="190500"/>
                <draw:equation draw:name="f48" draw:formula="388620"/>
                <draw:equation draw:name="f49" draw:formula="210502"/>
                <draw:equation draw:name="f50" draw:formula="406718"/>
                <draw:equation draw:name="f51" draw:formula="228600"/>
                <draw:equation draw:name="f52" draw:formula="424815"/>
                <draw:equation draw:name="f53" draw:formula="161925"/>
                <draw:equation draw:name="f54" draw:formula="417195"/>
                <draw:equation draw:name="f55" draw:formula="129540"/>
                <draw:equation draw:name="f56" draw:formula="395288"/>
                <draw:equation draw:name="f57" draw:formula="266700"/>
                <draw:equation draw:name="f58" draw:formula="66675"/>
                <draw:equation draw:name="f59" draw:formula="542925"/>
                <draw:equation draw:name="f60" draw:formula="333375"/>
                <draw:equation draw:name="f61" draw:formula="265748"/>
                <draw:equation draw:name="f62" draw:formula="275273"/>
                <draw:equation draw:name="f63" draw:formula="340995"/>
                <draw:equation draw:name="f64" draw:formula="54293"/>
                <draw:equation draw:name="f65" draw:formula="399098"/>
                <draw:equation draw:name="f66" draw:formula="106680"/>
                <draw:equation draw:name="f67" draw:formula="454343"/>
                <draw:equation draw:name="f68" draw:formula="170498"/>
                <draw:equation draw:name="f69" draw:formula="482918"/>
                <draw:equation draw:name="f70" draw:formula="484823"/>
                <draw:equation draw:name="f71" draw:formula="290513"/>
                <draw:equation draw:name="f72" draw:formula="499110"/>
                <draw:equation draw:name="f73" draw:formula="295275"/>
                <draw:equation draw:name="f74" draw:formula="515303"/>
                <draw:equation draw:name="f75" draw:formula="656273"/>
                <draw:equation draw:name="f76" draw:formula="226695"/>
                <draw:equation draw:name="f77" draw:formula="209550"/>
                <draw:equation draw:name="f78" draw:formula="673418"/>
                <draw:equation draw:name="f79" draw:formula="694373"/>
                <draw:equation draw:name="f80" draw:formula="140970"/>
                <draw:equation draw:name="f81" draw:formula="711518"/>
                <draw:equation draw:name="f82" draw:formula="732473"/>
                <draw:equation draw:name="f83" draw:formula="751523"/>
                <draw:equation draw:name="f84" draw:formula="525780"/>
                <draw:equation draw:name="f85" draw:formula="504825"/>
                <draw:equation draw:name="f86" draw:formula="457200"/>
                <draw:equation draw:name="f87" draw:formula="440055"/>
                <draw:equation draw:name="f88" draw:formula="419100"/>
                <draw:equation draw:name="f89" draw:formula="371475"/>
                <draw:equation draw:name="f90" draw:formula="533400"/>
                <draw:equation draw:name="f91" draw:formula="376238"/>
                <draw:equation draw:name="f92" draw:formula="500063"/>
                <draw:equation draw:name="f93" draw:formula="384810"/>
                <draw:equation draw:name="f94" draw:formula="485775"/>
                <draw:equation draw:name="f95" draw:formula="496253"/>
                <draw:equation draw:name="f96" draw:formula="483870"/>
                <draw:equation draw:name="f97" draw:formula="560070"/>
                <draw:equation draw:name="f98" draw:formula="612458"/>
                <draw:equation draw:name="f99" draw:formula="400050"/>
                <draw:equation draw:name="f100" draw:formula="342900"/>
                <draw:equation draw:name="f101" draw:formula="276225"/>
                <draw:equation draw:name="f102" draw:formula="?f2 - ?f0"/>
                <draw:equation draw:name="f103" draw:formula="?f1 - ?f0"/>
                <draw:equation draw:name="f104" draw:formula="?f103 / 666750"/>
                <draw:equation draw:name="f105" draw:formula="?f102 / 751522"/>
                <draw:equation draw:name="f106" draw:formula="570548 * ?f103"/>
                <draw:equation draw:name="f107" draw:formula="361950 * ?f102"/>
                <draw:equation draw:name="f108" draw:formula="437198 * ?f103"/>
                <draw:equation draw:name="f109" draw:formula="425768 * ?f102"/>
                <draw:equation draw:name="f110" draw:formula="494348 * ?f103"/>
                <draw:equation draw:name="f111" draw:formula="367665 * ?f102"/>
                <draw:equation draw:name="f112" draw:formula="516255 * ?f103"/>
                <draw:equation draw:name="f113" draw:formula="339090 * ?f102"/>
                <draw:equation draw:name="f114" draw:formula="541973 * ?f103"/>
                <draw:equation draw:name="f115" draw:formula="248602 * ?f102"/>
                <draw:equation draw:name="f116" draw:formula="124778 * ?f102"/>
                <draw:equation draw:name="f117" draw:formula="608648 * ?f103"/>
                <draw:equation draw:name="f118" draw:formula="269558 * ?f102"/>
                <draw:equation draw:name="f119" draw:formula="97155 * ?f103"/>
                <draw:equation draw:name="f120" draw:formula="57150 * ?f103"/>
                <draw:equation draw:name="f121" draw:formula="123825 * ?f102"/>
                <draw:equation draw:name="f122" draw:formula="123825 * ?f103"/>
                <draw:equation draw:name="f123" draw:formula="247650 * ?f102"/>
                <draw:equation draw:name="f124" draw:formula="149543 * ?f103"/>
                <draw:equation draw:name="f125" draw:formula="338138 * ?f102"/>
                <draw:equation draw:name="f126" draw:formula="171450 * ?f103"/>
                <draw:equation draw:name="f127" draw:formula="366713 * ?f102"/>
                <draw:equation draw:name="f128" draw:formula="228600 * ?f103"/>
                <draw:equation draw:name="f129" draw:formula="424815 * ?f102"/>
                <draw:equation draw:name="f130" draw:formula="666750 * ?f103"/>
                <draw:equation draw:name="f131" draw:formula="266700 * ?f102"/>
                <draw:equation draw:name="f132" draw:formula="66675 * ?f102"/>
                <draw:equation draw:name="f133" draw:formula="542925 * ?f103"/>
                <draw:equation draw:name="f134" draw:formula="0 * ?f102"/>
                <draw:equation draw:name="f135" draw:formula="333375 * ?f103"/>
                <draw:equation draw:name="f136" draw:formula="0 * ?f103"/>
                <draw:equation draw:name="f137" draw:formula="265748 * ?f102"/>
                <draw:equation draw:name="f138" draw:formula="54293 * ?f103"/>
                <draw:equation draw:name="f139" draw:formula="399098 * ?f102"/>
                <draw:equation draw:name="f140" draw:formula="281940 * ?f103"/>
                <draw:equation draw:name="f141" draw:formula="484823 * ?f102"/>
                <draw:equation draw:name="f142" draw:formula="295275 * ?f103"/>
                <draw:equation draw:name="f143" draw:formula="532448 * ?f102"/>
                <draw:equation draw:name="f144" draw:formula="656273 * ?f102"/>
                <draw:equation draw:name="f145" draw:formula="247650 * ?f103"/>
                <draw:equation draw:name="f146" draw:formula="209550 * ?f103"/>
                <draw:equation draw:name="f147" draw:formula="694373 * ?f102"/>
                <draw:equation draw:name="f148" draw:formula="161925 * ?f103"/>
                <draw:equation draw:name="f149" draw:formula="732473 * ?f102"/>
                <draw:equation draw:name="f150" draw:formula="751523 * ?f102"/>
                <draw:equation draw:name="f151" draw:formula="504825 * ?f103"/>
                <draw:equation draw:name="f152" draw:formula="457200 * ?f103"/>
                <draw:equation draw:name="f153" draw:formula="419100 * ?f103"/>
                <draw:equation draw:name="f154" draw:formula="371475 * ?f103"/>
                <draw:equation draw:name="f155" draw:formula="533400 * ?f102"/>
                <draw:equation draw:name="f156" draw:formula="384810 * ?f103"/>
                <draw:equation draw:name="f157" draw:formula="485775 * ?f102"/>
                <draw:equation draw:name="f158" draw:formula="612458 * ?f103"/>
                <draw:equation draw:name="f159" draw:formula="400050 * ?f102"/>
                <draw:equation draw:name="f160" draw:formula="?f106 / 666750"/>
                <draw:equation draw:name="f161" draw:formula="?f107 / 751522"/>
                <draw:equation draw:name="f162" draw:formula="?f108 / 666750"/>
                <draw:equation draw:name="f163" draw:formula="?f109 / 751522"/>
                <draw:equation draw:name="f164" draw:formula="?f110 / 666750"/>
                <draw:equation draw:name="f165" draw:formula="?f111 / 751522"/>
                <draw:equation draw:name="f166" draw:formula="?f112 / 666750"/>
                <draw:equation draw:name="f167" draw:formula="?f113 / 751522"/>
                <draw:equation draw:name="f168" draw:formula="?f114 / 666750"/>
                <draw:equation draw:name="f169" draw:formula="?f115 / 751522"/>
                <draw:equation draw:name="f170" draw:formula="?f116 / 751522"/>
                <draw:equation draw:name="f171" draw:formula="?f117 / 666750"/>
                <draw:equation draw:name="f172" draw:formula="?f118 / 751522"/>
                <draw:equation draw:name="f173" draw:formula="?f119 / 666750"/>
                <draw:equation draw:name="f174" draw:formula="?f120 / 666750"/>
                <draw:equation draw:name="f175" draw:formula="?f121 / 751522"/>
                <draw:equation draw:name="f176" draw:formula="?f122 / 666750"/>
                <draw:equation draw:name="f177" draw:formula="?f123 / 751522"/>
                <draw:equation draw:name="f178" draw:formula="?f124 / 666750"/>
                <draw:equation draw:name="f179" draw:formula="?f125 / 751522"/>
                <draw:equation draw:name="f180" draw:formula="?f126 / 666750"/>
                <draw:equation draw:name="f181" draw:formula="?f127 / 751522"/>
                <draw:equation draw:name="f182" draw:formula="?f128 / 666750"/>
                <draw:equation draw:name="f183" draw:formula="?f129 / 751522"/>
                <draw:equation draw:name="f184" draw:formula="?f130 / 666750"/>
                <draw:equation draw:name="f185" draw:formula="?f131 / 751522"/>
                <draw:equation draw:name="f186" draw:formula="?f132 / 751522"/>
                <draw:equation draw:name="f187" draw:formula="?f133 / 666750"/>
                <draw:equation draw:name="f188" draw:formula="?f134 / 751522"/>
                <draw:equation draw:name="f189" draw:formula="?f135 / 666750"/>
                <draw:equation draw:name="f190" draw:formula="?f136 / 666750"/>
                <draw:equation draw:name="f191" draw:formula="?f137 / 751522"/>
                <draw:equation draw:name="f192" draw:formula="?f138 / 666750"/>
                <draw:equation draw:name="f193" draw:formula="?f139 / 751522"/>
                <draw:equation draw:name="f194" draw:formula="?f140 / 666750"/>
                <draw:equation draw:name="f195" draw:formula="?f141 / 751522"/>
                <draw:equation draw:name="f196" draw:formula="?f142 / 666750"/>
                <draw:equation draw:name="f197" draw:formula="?f143 / 751522"/>
                <draw:equation draw:name="f198" draw:formula="?f144 / 751522"/>
                <draw:equation draw:name="f199" draw:formula="?f145 / 666750"/>
                <draw:equation draw:name="f200" draw:formula="?f146 / 666750"/>
                <draw:equation draw:name="f201" draw:formula="?f147 / 751522"/>
                <draw:equation draw:name="f202" draw:formula="?f148 / 666750"/>
                <draw:equation draw:name="f203" draw:formula="?f149 / 751522"/>
                <draw:equation draw:name="f204" draw:formula="?f150 / 751522"/>
                <draw:equation draw:name="f205" draw:formula="?f151 / 666750"/>
                <draw:equation draw:name="f206" draw:formula="?f152 / 666750"/>
                <draw:equation draw:name="f207" draw:formula="?f153 / 666750"/>
                <draw:equation draw:name="f208" draw:formula="?f154 / 666750"/>
                <draw:equation draw:name="f209" draw:formula="?f155 / 751522"/>
                <draw:equation draw:name="f210" draw:formula="?f156 / 666750"/>
                <draw:equation draw:name="f211" draw:formula="?f157 / 751522"/>
                <draw:equation draw:name="f212" draw:formula="?f158 / 666750"/>
                <draw:equation draw:name="f213" draw:formula="?f159 / 751522"/>
                <draw:equation draw:name="f214" draw:formula="?f0 / ?f104"/>
                <draw:equation draw:name="f215" draw:formula="?f1 / ?f104"/>
                <draw:equation draw:name="f216" draw:formula="?f0 / ?f105"/>
                <draw:equation draw:name="f217" draw:formula="?f2 / ?f105"/>
                <draw:equation draw:name="f218" draw:formula="?f160 / ?f104"/>
                <draw:equation draw:name="f219" draw:formula="?f161 / ?f105"/>
                <draw:equation draw:name="f220" draw:formula="?f162 / ?f104"/>
                <draw:equation draw:name="f221" draw:formula="?f163 / ?f105"/>
                <draw:equation draw:name="f222" draw:formula="?f164 / ?f104"/>
                <draw:equation draw:name="f223" draw:formula="?f165 / ?f105"/>
                <draw:equation draw:name="f224" draw:formula="?f166 / ?f104"/>
                <draw:equation draw:name="f225" draw:formula="?f167 / ?f105"/>
                <draw:equation draw:name="f226" draw:formula="?f168 / ?f104"/>
                <draw:equation draw:name="f227" draw:formula="?f169 / ?f105"/>
                <draw:equation draw:name="f228" draw:formula="?f170 / ?f105"/>
                <draw:equation draw:name="f229" draw:formula="?f171 / ?f104"/>
                <draw:equation draw:name="f230" draw:formula="?f172 / ?f105"/>
                <draw:equation draw:name="f231" draw:formula="?f173 / ?f104"/>
                <draw:equation draw:name="f232" draw:formula="?f174 / ?f104"/>
                <draw:equation draw:name="f233" draw:formula="?f175 / ?f105"/>
                <draw:equation draw:name="f234" draw:formula="?f176 / ?f104"/>
                <draw:equation draw:name="f235" draw:formula="?f177 / ?f105"/>
                <draw:equation draw:name="f236" draw:formula="?f178 / ?f104"/>
                <draw:equation draw:name="f237" draw:formula="?f179 / ?f105"/>
                <draw:equation draw:name="f238" draw:formula="?f180 / ?f104"/>
                <draw:equation draw:name="f239" draw:formula="?f181 / ?f105"/>
                <draw:equation draw:name="f240" draw:formula="?f182 / ?f104"/>
                <draw:equation draw:name="f241" draw:formula="?f183 / ?f105"/>
                <draw:equation draw:name="f242" draw:formula="?f184 / ?f104"/>
                <draw:equation draw:name="f243" draw:formula="?f185 / ?f105"/>
                <draw:equation draw:name="f244" draw:formula="?f186 / ?f105"/>
                <draw:equation draw:name="f245" draw:formula="?f187 / ?f104"/>
                <draw:equation draw:name="f246" draw:formula="?f188 / ?f105"/>
                <draw:equation draw:name="f247" draw:formula="?f189 / ?f104"/>
                <draw:equation draw:name="f248" draw:formula="?f190 / ?f104"/>
                <draw:equation draw:name="f249" draw:formula="?f191 / ?f105"/>
                <draw:equation draw:name="f250" draw:formula="?f192 / ?f104"/>
                <draw:equation draw:name="f251" draw:formula="?f193 / ?f105"/>
                <draw:equation draw:name="f252" draw:formula="?f194 / ?f104"/>
                <draw:equation draw:name="f253" draw:formula="?f195 / ?f105"/>
                <draw:equation draw:name="f254" draw:formula="?f196 / ?f104"/>
                <draw:equation draw:name="f255" draw:formula="?f197 / ?f105"/>
                <draw:equation draw:name="f256" draw:formula="?f198 / ?f105"/>
                <draw:equation draw:name="f257" draw:formula="?f199 / ?f104"/>
                <draw:equation draw:name="f258" draw:formula="?f200 / ?f104"/>
                <draw:equation draw:name="f259" draw:formula="?f201 / ?f105"/>
                <draw:equation draw:name="f260" draw:formula="?f202 / ?f104"/>
                <draw:equation draw:name="f261" draw:formula="?f203 / ?f105"/>
                <draw:equation draw:name="f262" draw:formula="?f204 / ?f105"/>
                <draw:equation draw:name="f263" draw:formula="?f205 / ?f104"/>
                <draw:equation draw:name="f264" draw:formula="?f206 / ?f104"/>
                <draw:equation draw:name="f265" draw:formula="?f207 / ?f104"/>
                <draw:equation draw:name="f266" draw:formula="?f208 / ?f104"/>
                <draw:equation draw:name="f267" draw:formula="?f209 / ?f105"/>
                <draw:equation draw:name="f268" draw:formula="?f210 / ?f104"/>
                <draw:equation draw:name="f269" draw:formula="?f211 / ?f105"/>
                <draw:equation draw:name="f270" draw:formula="?f212 / ?f104"/>
                <draw:equation draw:name="f271" draw:formula="?f213 / ?f105"/>
              </draw:enhanced-geometry>
            </draw:custom-shape>
          </table:table-cell>
          <table:table-cell office:value-type="string" table:style-name="ce10">
            <text:p>Example pipeline #1</text:p>
          </table:table-cell>
          <table:table-cell office:value-type="string" table:style-name="ce26">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20">
            <text:p>✓</text:p>
          </table:table-cell>
          <table:table-cell office:value-type="string" table:style-name="ce23">
            <text:p>✓</text:p>
          </table:table-cell>
          <table:table-cell table:number-columns-repeated="3" table:style-name="ce14"/>
          <table:table-cell office:value-type="string" table:style-name="ce12">
            <text:p>✓</text:p>
          </table:table-cell>
          <table:table-cell table:style-name="ce14"/>
          <table:table-cell table:style-name="ce15"/>
          <table:table-cell table:style-name="ce14"/>
          <table:table-cell office:value-type="string" table:style-name="ce12">
            <text:p>✓</text:p>
          </table:table-cell>
          <table:table-cell table:number-columns-repeated="3" table:style-name="ce14"/>
          <table:table-cell table:style-name="ce16"/>
          <table:table-cell office:value-type="string" table:style-name="ce17">
            <text:p>We have saved around 3 hrs per quarter</text:p>
          </table:table-cell>
          <table:table-cell table:number-columns-repeated="16363" table:style-name="ce10"/>
        </table:table-row>
        <table:table-row table:style-name="ro2">
          <table:table-cell office:value-type="string" table:style-name="ce9">
            <text:p>Silver<text:s text:c="3"/></text:p>
            <draw:custom-shape svg:x="0.11458in" svg:y="0.27083in" svg:width="0.3327in" svg:height="0.375in" draw:z-index="2" draw:id="id1" draw:style-name="a5" draw:name="Graphic 1">
              <svg:title/>
              <svg:desc>Trophy with solid fill</svg:desc>
              <text:p text:style-name="a4" text:class-names="" text:cond-style-name=""><text:span text:style-name="a3" text:class-names=""/></text:p>
              <draw:enhanced-geometry xmlns:dr3d="urn:oasis:names:tc:opendocument:xmlns:dr3d:1.0" draw:type="non-primitive" svg:viewBox="0 0 666750 751522" draw:enhanced-path="M ?f3 ?f4 C ?f5 ?f6 ?f7 ?f8 ?f9 ?f10 ?f11 ?f12 ?f13 ?f14 ?f15 ?f16 ?f17 ?f18 ?f19 ?f20 ?f19 ?f21 ?f22 ?f23 ?f24 ?f25 ?f24 ?f26 L ?f24 ?f27 ?f28 ?f27 ?f28 ?f29 C ?f30 ?f31 ?f32 ?f33 ?f3 ?f4 Z M ?f34 ?f4 C ?f35 ?f33 ?f36 ?f31 ?f36 ?f29 L ?f36 ?f37 ?f37 ?f37 ?f37 ?f38 C ?f37 ?f39 ?f40 ?f41 ?f42 ?f43 ?f42 ?f21 ?f44 ?f18 ?f45 ?f46 ?f47 ?f48 ?f49 ?f50 ?f51 ?f52 ?f53 ?f54 ?f55 ?f56 ?f34 ?f4 Z M ?f1 ?f57 L ?f1 ?f58 ?f59 ?f58 ?f59 ?f0 ?f60 ?f0 ?f37 ?f0 ?f37 ?f58 ?f0 ?f58 ?f0 ?f61 C ?f0 ?f62 ?f0 ?f63 ?f64 ?f65 ?f66 ?f67 ?f68 ?f69 ?f25 ?f70 ?f71 ?f72 ?f73 ?f74 ?f73 ?f22 L ?f73 ?f75 ?f38 ?f75 C ?f76 ?f75 ?f77 ?f78 ?f77 ?f79 L ?f53 ?f79 C ?f80 ?f79 ?f37 ?f81 ?f37 ?f82 L ?f37 ?f83 ?f59 ?f83 ?f59 ?f82 C ?f59 ?f81 ?f84 ?f79 ?f85 ?f79 L ?f86 ?f79 C ?f86 ?f78 ?f87 ?f75 ?f88 ?f75 L ?f89 ?f75 ?f89 ?f90 C ?f89 ?f19 ?f91 ?f92 ?f93 ?f94 ?f95 ?f96 ?f97 ?f67 ?f98 ?f99 ?f1 ?f100 ?f1 ?f101 ?f1 ?f57 Z N" draw:text-areas="?f214 ?f216 ?f215 ?f217" draw:glue-points="?f218 ?f219 ?f220 ?f221 ?f222 ?f223 ?f224 ?f225 ?f226 ?f227 ?f226 ?f228 ?f229 ?f228 ?f229 ?f230 ?f218 ?f219 ?f231 ?f219 ?f232 ?f230 ?f232 ?f233 ?f234 ?f233 ?f234 ?f235 ?f236 ?f237 ?f238 ?f239 ?f240 ?f241 ?f231 ?f219 ?f242 ?f243 ?f242 ?f244 ?f245 ?f244 ?f245 ?f246 ?f247 ?f246 ?f234 ?f246 ?f234 ?f244 ?f248 ?f244 ?f248 ?f249 ?f250 ?f251 ?f252 ?f253 ?f254 ?f255 ?f254 ?f256 ?f257 ?f256 ?f258 ?f259 ?f260 ?f259 ?f234 ?f261 ?f234 ?f262 ?f245 ?f262 ?f245 ?f261 ?f263 ?f259 ?f264 ?f259 ?f265 ?f256 ?f266 ?f256 ?f266 ?f267 ?f268 ?f269 ?f270 ?f271 ?f242 ?f243" draw:glue-point-leaving-directions="-90, -90, -90, -90, -90, -90, -90, -90, -90, -90, -90, -90, -90, -90, -90, -90, -90, -90, -90, -90, -90, -90, -90, -90, -90, -90, -90, -90, -90, -90, -90, -90, -90, -90, -90, -90, -90, -90, -90, -90, -90, -90, -90, -90, -90, -90">
                <draw:equation draw:name="f0" draw:formula="0"/>
                <draw:equation draw:name="f1" draw:formula="666750"/>
                <draw:equation draw:name="f2" draw:formula="751522"/>
                <draw:equation draw:name="f3" draw:formula="570548"/>
                <draw:equation draw:name="f4" draw:formula="361950"/>
                <draw:equation draw:name="f5" draw:formula="537210"/>
                <draw:equation draw:name="f6" draw:formula="396240"/>
                <draw:equation draw:name="f7" draw:formula="505778"/>
                <draw:equation draw:name="f8" draw:formula="418148"/>
                <draw:equation draw:name="f9" draw:formula="437198"/>
                <draw:equation draw:name="f10" draw:formula="425768"/>
                <draw:equation draw:name="f11" draw:formula="455295"/>
                <draw:equation draw:name="f12" draw:formula="407670"/>
                <draw:equation draw:name="f13" draw:formula="476250"/>
                <draw:equation draw:name="f14" draw:formula="389573"/>
                <draw:equation draw:name="f15" draw:formula="494348"/>
                <draw:equation draw:name="f16" draw:formula="367665"/>
                <draw:equation draw:name="f17" draw:formula="501967"/>
                <draw:equation draw:name="f18" draw:formula="359093"/>
                <draw:equation draw:name="f19" draw:formula="516255"/>
                <draw:equation draw:name="f20" draw:formula="340043"/>
                <draw:equation draw:name="f21" draw:formula="339090"/>
                <draw:equation draw:name="f22" draw:formula="532448"/>
                <draw:equation draw:name="f23" draw:formula="312420"/>
                <draw:equation draw:name="f24" draw:formula="541973"/>
                <draw:equation draw:name="f25" draw:formula="281940"/>
                <draw:equation draw:name="f26" draw:formula="248602"/>
                <draw:equation draw:name="f27" draw:formula="124778"/>
                <draw:equation draw:name="f28" draw:formula="608648"/>
                <draw:equation draw:name="f29" draw:formula="269558"/>
                <draw:equation draw:name="f30" draw:formula="609600"/>
                <draw:equation draw:name="f31" draw:formula="271463"/>
                <draw:equation draw:name="f32" draw:formula="611505"/>
                <draw:equation draw:name="f33" draw:formula="319088"/>
                <draw:equation draw:name="f34" draw:formula="97155"/>
                <draw:equation draw:name="f35" draw:formula="55245"/>
                <draw:equation draw:name="f36" draw:formula="57150"/>
                <draw:equation draw:name="f37" draw:formula="123825"/>
                <draw:equation draw:name="f38" draw:formula="247650"/>
                <draw:equation draw:name="f39" draw:formula="280988"/>
                <draw:equation draw:name="f40" draw:formula="133350"/>
                <draw:equation draw:name="f41" draw:formula="311468"/>
                <draw:equation draw:name="f42" draw:formula="149543"/>
                <draw:equation draw:name="f43" draw:formula="338138"/>
                <draw:equation draw:name="f44" draw:formula="163830"/>
                <draw:equation draw:name="f45" draw:formula="171450"/>
                <draw:equation draw:name="f46" draw:formula="366713"/>
                <draw:equation draw:name="f47" draw:formula="190500"/>
                <draw:equation draw:name="f48" draw:formula="388620"/>
                <draw:equation draw:name="f49" draw:formula="210502"/>
                <draw:equation draw:name="f50" draw:formula="406718"/>
                <draw:equation draw:name="f51" draw:formula="228600"/>
                <draw:equation draw:name="f52" draw:formula="424815"/>
                <draw:equation draw:name="f53" draw:formula="161925"/>
                <draw:equation draw:name="f54" draw:formula="417195"/>
                <draw:equation draw:name="f55" draw:formula="129540"/>
                <draw:equation draw:name="f56" draw:formula="395288"/>
                <draw:equation draw:name="f57" draw:formula="266700"/>
                <draw:equation draw:name="f58" draw:formula="66675"/>
                <draw:equation draw:name="f59" draw:formula="542925"/>
                <draw:equation draw:name="f60" draw:formula="333375"/>
                <draw:equation draw:name="f61" draw:formula="265748"/>
                <draw:equation draw:name="f62" draw:formula="275273"/>
                <draw:equation draw:name="f63" draw:formula="340995"/>
                <draw:equation draw:name="f64" draw:formula="54293"/>
                <draw:equation draw:name="f65" draw:formula="399098"/>
                <draw:equation draw:name="f66" draw:formula="106680"/>
                <draw:equation draw:name="f67" draw:formula="454343"/>
                <draw:equation draw:name="f68" draw:formula="170498"/>
                <draw:equation draw:name="f69" draw:formula="482918"/>
                <draw:equation draw:name="f70" draw:formula="484823"/>
                <draw:equation draw:name="f71" draw:formula="290513"/>
                <draw:equation draw:name="f72" draw:formula="499110"/>
                <draw:equation draw:name="f73" draw:formula="295275"/>
                <draw:equation draw:name="f74" draw:formula="515303"/>
                <draw:equation draw:name="f75" draw:formula="656273"/>
                <draw:equation draw:name="f76" draw:formula="226695"/>
                <draw:equation draw:name="f77" draw:formula="209550"/>
                <draw:equation draw:name="f78" draw:formula="673418"/>
                <draw:equation draw:name="f79" draw:formula="694373"/>
                <draw:equation draw:name="f80" draw:formula="140970"/>
                <draw:equation draw:name="f81" draw:formula="711518"/>
                <draw:equation draw:name="f82" draw:formula="732473"/>
                <draw:equation draw:name="f83" draw:formula="751523"/>
                <draw:equation draw:name="f84" draw:formula="525780"/>
                <draw:equation draw:name="f85" draw:formula="504825"/>
                <draw:equation draw:name="f86" draw:formula="457200"/>
                <draw:equation draw:name="f87" draw:formula="440055"/>
                <draw:equation draw:name="f88" draw:formula="419100"/>
                <draw:equation draw:name="f89" draw:formula="371475"/>
                <draw:equation draw:name="f90" draw:formula="533400"/>
                <draw:equation draw:name="f91" draw:formula="376238"/>
                <draw:equation draw:name="f92" draw:formula="500063"/>
                <draw:equation draw:name="f93" draw:formula="384810"/>
                <draw:equation draw:name="f94" draw:formula="485775"/>
                <draw:equation draw:name="f95" draw:formula="496253"/>
                <draw:equation draw:name="f96" draw:formula="483870"/>
                <draw:equation draw:name="f97" draw:formula="560070"/>
                <draw:equation draw:name="f98" draw:formula="612458"/>
                <draw:equation draw:name="f99" draw:formula="400050"/>
                <draw:equation draw:name="f100" draw:formula="342900"/>
                <draw:equation draw:name="f101" draw:formula="276225"/>
                <draw:equation draw:name="f102" draw:formula="?f2 - ?f0"/>
                <draw:equation draw:name="f103" draw:formula="?f1 - ?f0"/>
                <draw:equation draw:name="f104" draw:formula="?f103 / 666750"/>
                <draw:equation draw:name="f105" draw:formula="?f102 / 751522"/>
                <draw:equation draw:name="f106" draw:formula="570548 * ?f103"/>
                <draw:equation draw:name="f107" draw:formula="361950 * ?f102"/>
                <draw:equation draw:name="f108" draw:formula="437198 * ?f103"/>
                <draw:equation draw:name="f109" draw:formula="425768 * ?f102"/>
                <draw:equation draw:name="f110" draw:formula="494348 * ?f103"/>
                <draw:equation draw:name="f111" draw:formula="367665 * ?f102"/>
                <draw:equation draw:name="f112" draw:formula="516255 * ?f103"/>
                <draw:equation draw:name="f113" draw:formula="339090 * ?f102"/>
                <draw:equation draw:name="f114" draw:formula="541973 * ?f103"/>
                <draw:equation draw:name="f115" draw:formula="248602 * ?f102"/>
                <draw:equation draw:name="f116" draw:formula="124778 * ?f102"/>
                <draw:equation draw:name="f117" draw:formula="608648 * ?f103"/>
                <draw:equation draw:name="f118" draw:formula="269558 * ?f102"/>
                <draw:equation draw:name="f119" draw:formula="97155 * ?f103"/>
                <draw:equation draw:name="f120" draw:formula="57150 * ?f103"/>
                <draw:equation draw:name="f121" draw:formula="123825 * ?f102"/>
                <draw:equation draw:name="f122" draw:formula="123825 * ?f103"/>
                <draw:equation draw:name="f123" draw:formula="247650 * ?f102"/>
                <draw:equation draw:name="f124" draw:formula="149543 * ?f103"/>
                <draw:equation draw:name="f125" draw:formula="338138 * ?f102"/>
                <draw:equation draw:name="f126" draw:formula="171450 * ?f103"/>
                <draw:equation draw:name="f127" draw:formula="366713 * ?f102"/>
                <draw:equation draw:name="f128" draw:formula="228600 * ?f103"/>
                <draw:equation draw:name="f129" draw:formula="424815 * ?f102"/>
                <draw:equation draw:name="f130" draw:formula="666750 * ?f103"/>
                <draw:equation draw:name="f131" draw:formula="266700 * ?f102"/>
                <draw:equation draw:name="f132" draw:formula="66675 * ?f102"/>
                <draw:equation draw:name="f133" draw:formula="542925 * ?f103"/>
                <draw:equation draw:name="f134" draw:formula="0 * ?f102"/>
                <draw:equation draw:name="f135" draw:formula="333375 * ?f103"/>
                <draw:equation draw:name="f136" draw:formula="0 * ?f103"/>
                <draw:equation draw:name="f137" draw:formula="265748 * ?f102"/>
                <draw:equation draw:name="f138" draw:formula="54293 * ?f103"/>
                <draw:equation draw:name="f139" draw:formula="399098 * ?f102"/>
                <draw:equation draw:name="f140" draw:formula="281940 * ?f103"/>
                <draw:equation draw:name="f141" draw:formula="484823 * ?f102"/>
                <draw:equation draw:name="f142" draw:formula="295275 * ?f103"/>
                <draw:equation draw:name="f143" draw:formula="532448 * ?f102"/>
                <draw:equation draw:name="f144" draw:formula="656273 * ?f102"/>
                <draw:equation draw:name="f145" draw:formula="247650 * ?f103"/>
                <draw:equation draw:name="f146" draw:formula="209550 * ?f103"/>
                <draw:equation draw:name="f147" draw:formula="694373 * ?f102"/>
                <draw:equation draw:name="f148" draw:formula="161925 * ?f103"/>
                <draw:equation draw:name="f149" draw:formula="732473 * ?f102"/>
                <draw:equation draw:name="f150" draw:formula="751523 * ?f102"/>
                <draw:equation draw:name="f151" draw:formula="504825 * ?f103"/>
                <draw:equation draw:name="f152" draw:formula="457200 * ?f103"/>
                <draw:equation draw:name="f153" draw:formula="419100 * ?f103"/>
                <draw:equation draw:name="f154" draw:formula="371475 * ?f103"/>
                <draw:equation draw:name="f155" draw:formula="533400 * ?f102"/>
                <draw:equation draw:name="f156" draw:formula="384810 * ?f103"/>
                <draw:equation draw:name="f157" draw:formula="485775 * ?f102"/>
                <draw:equation draw:name="f158" draw:formula="612458 * ?f103"/>
                <draw:equation draw:name="f159" draw:formula="400050 * ?f102"/>
                <draw:equation draw:name="f160" draw:formula="?f106 / 666750"/>
                <draw:equation draw:name="f161" draw:formula="?f107 / 751522"/>
                <draw:equation draw:name="f162" draw:formula="?f108 / 666750"/>
                <draw:equation draw:name="f163" draw:formula="?f109 / 751522"/>
                <draw:equation draw:name="f164" draw:formula="?f110 / 666750"/>
                <draw:equation draw:name="f165" draw:formula="?f111 / 751522"/>
                <draw:equation draw:name="f166" draw:formula="?f112 / 666750"/>
                <draw:equation draw:name="f167" draw:formula="?f113 / 751522"/>
                <draw:equation draw:name="f168" draw:formula="?f114 / 666750"/>
                <draw:equation draw:name="f169" draw:formula="?f115 / 751522"/>
                <draw:equation draw:name="f170" draw:formula="?f116 / 751522"/>
                <draw:equation draw:name="f171" draw:formula="?f117 / 666750"/>
                <draw:equation draw:name="f172" draw:formula="?f118 / 751522"/>
                <draw:equation draw:name="f173" draw:formula="?f119 / 666750"/>
                <draw:equation draw:name="f174" draw:formula="?f120 / 666750"/>
                <draw:equation draw:name="f175" draw:formula="?f121 / 751522"/>
                <draw:equation draw:name="f176" draw:formula="?f122 / 666750"/>
                <draw:equation draw:name="f177" draw:formula="?f123 / 751522"/>
                <draw:equation draw:name="f178" draw:formula="?f124 / 666750"/>
                <draw:equation draw:name="f179" draw:formula="?f125 / 751522"/>
                <draw:equation draw:name="f180" draw:formula="?f126 / 666750"/>
                <draw:equation draw:name="f181" draw:formula="?f127 / 751522"/>
                <draw:equation draw:name="f182" draw:formula="?f128 / 666750"/>
                <draw:equation draw:name="f183" draw:formula="?f129 / 751522"/>
                <draw:equation draw:name="f184" draw:formula="?f130 / 666750"/>
                <draw:equation draw:name="f185" draw:formula="?f131 / 751522"/>
                <draw:equation draw:name="f186" draw:formula="?f132 / 751522"/>
                <draw:equation draw:name="f187" draw:formula="?f133 / 666750"/>
                <draw:equation draw:name="f188" draw:formula="?f134 / 751522"/>
                <draw:equation draw:name="f189" draw:formula="?f135 / 666750"/>
                <draw:equation draw:name="f190" draw:formula="?f136 / 666750"/>
                <draw:equation draw:name="f191" draw:formula="?f137 / 751522"/>
                <draw:equation draw:name="f192" draw:formula="?f138 / 666750"/>
                <draw:equation draw:name="f193" draw:formula="?f139 / 751522"/>
                <draw:equation draw:name="f194" draw:formula="?f140 / 666750"/>
                <draw:equation draw:name="f195" draw:formula="?f141 / 751522"/>
                <draw:equation draw:name="f196" draw:formula="?f142 / 666750"/>
                <draw:equation draw:name="f197" draw:formula="?f143 / 751522"/>
                <draw:equation draw:name="f198" draw:formula="?f144 / 751522"/>
                <draw:equation draw:name="f199" draw:formula="?f145 / 666750"/>
                <draw:equation draw:name="f200" draw:formula="?f146 / 666750"/>
                <draw:equation draw:name="f201" draw:formula="?f147 / 751522"/>
                <draw:equation draw:name="f202" draw:formula="?f148 / 666750"/>
                <draw:equation draw:name="f203" draw:formula="?f149 / 751522"/>
                <draw:equation draw:name="f204" draw:formula="?f150 / 751522"/>
                <draw:equation draw:name="f205" draw:formula="?f151 / 666750"/>
                <draw:equation draw:name="f206" draw:formula="?f152 / 666750"/>
                <draw:equation draw:name="f207" draw:formula="?f153 / 666750"/>
                <draw:equation draw:name="f208" draw:formula="?f154 / 666750"/>
                <draw:equation draw:name="f209" draw:formula="?f155 / 751522"/>
                <draw:equation draw:name="f210" draw:formula="?f156 / 666750"/>
                <draw:equation draw:name="f211" draw:formula="?f157 / 751522"/>
                <draw:equation draw:name="f212" draw:formula="?f158 / 666750"/>
                <draw:equation draw:name="f213" draw:formula="?f159 / 751522"/>
                <draw:equation draw:name="f214" draw:formula="?f0 / ?f104"/>
                <draw:equation draw:name="f215" draw:formula="?f1 / ?f104"/>
                <draw:equation draw:name="f216" draw:formula="?f0 / ?f105"/>
                <draw:equation draw:name="f217" draw:formula="?f2 / ?f105"/>
                <draw:equation draw:name="f218" draw:formula="?f160 / ?f104"/>
                <draw:equation draw:name="f219" draw:formula="?f161 / ?f105"/>
                <draw:equation draw:name="f220" draw:formula="?f162 / ?f104"/>
                <draw:equation draw:name="f221" draw:formula="?f163 / ?f105"/>
                <draw:equation draw:name="f222" draw:formula="?f164 / ?f104"/>
                <draw:equation draw:name="f223" draw:formula="?f165 / ?f105"/>
                <draw:equation draw:name="f224" draw:formula="?f166 / ?f104"/>
                <draw:equation draw:name="f225" draw:formula="?f167 / ?f105"/>
                <draw:equation draw:name="f226" draw:formula="?f168 / ?f104"/>
                <draw:equation draw:name="f227" draw:formula="?f169 / ?f105"/>
                <draw:equation draw:name="f228" draw:formula="?f170 / ?f105"/>
                <draw:equation draw:name="f229" draw:formula="?f171 / ?f104"/>
                <draw:equation draw:name="f230" draw:formula="?f172 / ?f105"/>
                <draw:equation draw:name="f231" draw:formula="?f173 / ?f104"/>
                <draw:equation draw:name="f232" draw:formula="?f174 / ?f104"/>
                <draw:equation draw:name="f233" draw:formula="?f175 / ?f105"/>
                <draw:equation draw:name="f234" draw:formula="?f176 / ?f104"/>
                <draw:equation draw:name="f235" draw:formula="?f177 / ?f105"/>
                <draw:equation draw:name="f236" draw:formula="?f178 / ?f104"/>
                <draw:equation draw:name="f237" draw:formula="?f179 / ?f105"/>
                <draw:equation draw:name="f238" draw:formula="?f180 / ?f104"/>
                <draw:equation draw:name="f239" draw:formula="?f181 / ?f105"/>
                <draw:equation draw:name="f240" draw:formula="?f182 / ?f104"/>
                <draw:equation draw:name="f241" draw:formula="?f183 / ?f105"/>
                <draw:equation draw:name="f242" draw:formula="?f184 / ?f104"/>
                <draw:equation draw:name="f243" draw:formula="?f185 / ?f105"/>
                <draw:equation draw:name="f244" draw:formula="?f186 / ?f105"/>
                <draw:equation draw:name="f245" draw:formula="?f187 / ?f104"/>
                <draw:equation draw:name="f246" draw:formula="?f188 / ?f105"/>
                <draw:equation draw:name="f247" draw:formula="?f189 / ?f104"/>
                <draw:equation draw:name="f248" draw:formula="?f190 / ?f104"/>
                <draw:equation draw:name="f249" draw:formula="?f191 / ?f105"/>
                <draw:equation draw:name="f250" draw:formula="?f192 / ?f104"/>
                <draw:equation draw:name="f251" draw:formula="?f193 / ?f105"/>
                <draw:equation draw:name="f252" draw:formula="?f194 / ?f104"/>
                <draw:equation draw:name="f253" draw:formula="?f195 / ?f105"/>
                <draw:equation draw:name="f254" draw:formula="?f196 / ?f104"/>
                <draw:equation draw:name="f255" draw:formula="?f197 / ?f105"/>
                <draw:equation draw:name="f256" draw:formula="?f198 / ?f105"/>
                <draw:equation draw:name="f257" draw:formula="?f199 / ?f104"/>
                <draw:equation draw:name="f258" draw:formula="?f200 / ?f104"/>
                <draw:equation draw:name="f259" draw:formula="?f201 / ?f105"/>
                <draw:equation draw:name="f260" draw:formula="?f202 / ?f104"/>
                <draw:equation draw:name="f261" draw:formula="?f203 / ?f105"/>
                <draw:equation draw:name="f262" draw:formula="?f204 / ?f105"/>
                <draw:equation draw:name="f263" draw:formula="?f205 / ?f104"/>
                <draw:equation draw:name="f264" draw:formula="?f206 / ?f104"/>
                <draw:equation draw:name="f265" draw:formula="?f207 / ?f104"/>
                <draw:equation draw:name="f266" draw:formula="?f208 / ?f104"/>
                <draw:equation draw:name="f267" draw:formula="?f209 / ?f105"/>
                <draw:equation draw:name="f268" draw:formula="?f210 / ?f104"/>
                <draw:equation draw:name="f269" draw:formula="?f211 / ?f105"/>
                <draw:equation draw:name="f270" draw:formula="?f212 / ?f104"/>
                <draw:equation draw:name="f271" draw:formula="?f213 / ?f105"/>
              </draw:enhanced-geometry>
            </draw:custom-shape>
          </table:table-cell>
          <table:table-cell office:value-type="string" table:style-name="ce10">
            <text:p>Example pipeline #2</text:p>
          </table:table-cell>
          <table:table-cell office:value-type="string" table:style-name="ce26">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20">
            <text:p>✓</text:p>
          </table:table-cell>
          <table:table-cell office:value-type="string" table:style-name="ce23">
            <text:p>✓</text:p>
          </table:table-cell>
          <table:table-cell office:value-type="string" table:style-name="ce20">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3">
            <text:p>✓</text:p>
          </table:table-cell>
          <table:table-cell table:style-name="ce15"/>
          <table:table-cell table:style-name="ce14"/>
          <table:table-cell table:style-name="ce10"/>
          <table:table-cell office:value-type="string" table:style-name="ce12">
            <text:p>✓</text:p>
          </table:table-cell>
          <table:table-cell table:style-name="ce14"/>
          <table:table-cell office:value-type="string" table:style-name="ce12">
            <text:p>✓</text:p>
          </table:table-cell>
          <table:table-cell table:style-name="ce16"/>
          <table:table-cell office:value-type="string" table:style-name="ce17">
            <text:p>We have saved around 2 hrs per week and pipeline is much more resilient to staff turnover</text:p>
          </table:table-cell>
          <table:table-cell table:number-columns-repeated="16363" table:style-name="ce10"/>
        </table:table-row>
        <table:table-row table:style-name="ro2">
          <table:table-cell office:value-type="string" table:style-name="ce9">
            <text:p>Gold<text:s text:c="3"/></text:p>
            <draw:custom-shape svg:x="0.11458in" svg:y="0.27083in" svg:width="0.3327in" svg:height="0.375in" draw:z-index="3" draw:id="id2" draw:style-name="a8" draw:name="Graphic 1">
              <svg:title/>
              <svg:desc>Trophy with solid fill</svg:desc>
              <text:p text:style-name="a7" text:class-names="" text:cond-style-name=""><text:span text:style-name="a6" text:class-names=""/></text:p>
              <draw:enhanced-geometry xmlns:dr3d="urn:oasis:names:tc:opendocument:xmlns:dr3d:1.0" draw:type="non-primitive" svg:viewBox="0 0 666750 751522" draw:enhanced-path="M ?f3 ?f4 C ?f5 ?f6 ?f7 ?f8 ?f9 ?f10 ?f11 ?f12 ?f13 ?f14 ?f15 ?f16 ?f17 ?f18 ?f19 ?f20 ?f19 ?f21 ?f22 ?f23 ?f24 ?f25 ?f24 ?f26 L ?f24 ?f27 ?f28 ?f27 ?f28 ?f29 C ?f30 ?f31 ?f32 ?f33 ?f3 ?f4 Z M ?f34 ?f4 C ?f35 ?f33 ?f36 ?f31 ?f36 ?f29 L ?f36 ?f37 ?f37 ?f37 ?f37 ?f38 C ?f37 ?f39 ?f40 ?f41 ?f42 ?f43 ?f42 ?f21 ?f44 ?f18 ?f45 ?f46 ?f47 ?f48 ?f49 ?f50 ?f51 ?f52 ?f53 ?f54 ?f55 ?f56 ?f34 ?f4 Z M ?f1 ?f57 L ?f1 ?f58 ?f59 ?f58 ?f59 ?f0 ?f60 ?f0 ?f37 ?f0 ?f37 ?f58 ?f0 ?f58 ?f0 ?f61 C ?f0 ?f62 ?f0 ?f63 ?f64 ?f65 ?f66 ?f67 ?f68 ?f69 ?f25 ?f70 ?f71 ?f72 ?f73 ?f74 ?f73 ?f22 L ?f73 ?f75 ?f38 ?f75 C ?f76 ?f75 ?f77 ?f78 ?f77 ?f79 L ?f53 ?f79 C ?f80 ?f79 ?f37 ?f81 ?f37 ?f82 L ?f37 ?f83 ?f59 ?f83 ?f59 ?f82 C ?f59 ?f81 ?f84 ?f79 ?f85 ?f79 L ?f86 ?f79 C ?f86 ?f78 ?f87 ?f75 ?f88 ?f75 L ?f89 ?f75 ?f89 ?f90 C ?f89 ?f19 ?f91 ?f92 ?f93 ?f94 ?f95 ?f96 ?f97 ?f67 ?f98 ?f99 ?f1 ?f100 ?f1 ?f101 ?f1 ?f57 Z N" draw:text-areas="?f214 ?f216 ?f215 ?f217" draw:glue-points="?f218 ?f219 ?f220 ?f221 ?f222 ?f223 ?f224 ?f225 ?f226 ?f227 ?f226 ?f228 ?f229 ?f228 ?f229 ?f230 ?f218 ?f219 ?f231 ?f219 ?f232 ?f230 ?f232 ?f233 ?f234 ?f233 ?f234 ?f235 ?f236 ?f237 ?f238 ?f239 ?f240 ?f241 ?f231 ?f219 ?f242 ?f243 ?f242 ?f244 ?f245 ?f244 ?f245 ?f246 ?f247 ?f246 ?f234 ?f246 ?f234 ?f244 ?f248 ?f244 ?f248 ?f249 ?f250 ?f251 ?f252 ?f253 ?f254 ?f255 ?f254 ?f256 ?f257 ?f256 ?f258 ?f259 ?f260 ?f259 ?f234 ?f261 ?f234 ?f262 ?f245 ?f262 ?f245 ?f261 ?f263 ?f259 ?f264 ?f259 ?f265 ?f256 ?f266 ?f256 ?f266 ?f267 ?f268 ?f269 ?f270 ?f271 ?f242 ?f243" draw:glue-point-leaving-directions="-90, -90, -90, -90, -90, -90, -90, -90, -90, -90, -90, -90, -90, -90, -90, -90, -90, -90, -90, -90, -90, -90, -90, -90, -90, -90, -90, -90, -90, -90, -90, -90, -90, -90, -90, -90, -90, -90, -90, -90, -90, -90, -90, -90, -90, -90">
                <draw:equation draw:name="f0" draw:formula="0"/>
                <draw:equation draw:name="f1" draw:formula="666750"/>
                <draw:equation draw:name="f2" draw:formula="751522"/>
                <draw:equation draw:name="f3" draw:formula="570548"/>
                <draw:equation draw:name="f4" draw:formula="361950"/>
                <draw:equation draw:name="f5" draw:formula="537210"/>
                <draw:equation draw:name="f6" draw:formula="396240"/>
                <draw:equation draw:name="f7" draw:formula="505778"/>
                <draw:equation draw:name="f8" draw:formula="418148"/>
                <draw:equation draw:name="f9" draw:formula="437198"/>
                <draw:equation draw:name="f10" draw:formula="425768"/>
                <draw:equation draw:name="f11" draw:formula="455295"/>
                <draw:equation draw:name="f12" draw:formula="407670"/>
                <draw:equation draw:name="f13" draw:formula="476250"/>
                <draw:equation draw:name="f14" draw:formula="389573"/>
                <draw:equation draw:name="f15" draw:formula="494348"/>
                <draw:equation draw:name="f16" draw:formula="367665"/>
                <draw:equation draw:name="f17" draw:formula="501967"/>
                <draw:equation draw:name="f18" draw:formula="359093"/>
                <draw:equation draw:name="f19" draw:formula="516255"/>
                <draw:equation draw:name="f20" draw:formula="340043"/>
                <draw:equation draw:name="f21" draw:formula="339090"/>
                <draw:equation draw:name="f22" draw:formula="532448"/>
                <draw:equation draw:name="f23" draw:formula="312420"/>
                <draw:equation draw:name="f24" draw:formula="541973"/>
                <draw:equation draw:name="f25" draw:formula="281940"/>
                <draw:equation draw:name="f26" draw:formula="248602"/>
                <draw:equation draw:name="f27" draw:formula="124778"/>
                <draw:equation draw:name="f28" draw:formula="608648"/>
                <draw:equation draw:name="f29" draw:formula="269558"/>
                <draw:equation draw:name="f30" draw:formula="609600"/>
                <draw:equation draw:name="f31" draw:formula="271463"/>
                <draw:equation draw:name="f32" draw:formula="611505"/>
                <draw:equation draw:name="f33" draw:formula="319088"/>
                <draw:equation draw:name="f34" draw:formula="97155"/>
                <draw:equation draw:name="f35" draw:formula="55245"/>
                <draw:equation draw:name="f36" draw:formula="57150"/>
                <draw:equation draw:name="f37" draw:formula="123825"/>
                <draw:equation draw:name="f38" draw:formula="247650"/>
                <draw:equation draw:name="f39" draw:formula="280988"/>
                <draw:equation draw:name="f40" draw:formula="133350"/>
                <draw:equation draw:name="f41" draw:formula="311468"/>
                <draw:equation draw:name="f42" draw:formula="149543"/>
                <draw:equation draw:name="f43" draw:formula="338138"/>
                <draw:equation draw:name="f44" draw:formula="163830"/>
                <draw:equation draw:name="f45" draw:formula="171450"/>
                <draw:equation draw:name="f46" draw:formula="366713"/>
                <draw:equation draw:name="f47" draw:formula="190500"/>
                <draw:equation draw:name="f48" draw:formula="388620"/>
                <draw:equation draw:name="f49" draw:formula="210502"/>
                <draw:equation draw:name="f50" draw:formula="406718"/>
                <draw:equation draw:name="f51" draw:formula="228600"/>
                <draw:equation draw:name="f52" draw:formula="424815"/>
                <draw:equation draw:name="f53" draw:formula="161925"/>
                <draw:equation draw:name="f54" draw:formula="417195"/>
                <draw:equation draw:name="f55" draw:formula="129540"/>
                <draw:equation draw:name="f56" draw:formula="395288"/>
                <draw:equation draw:name="f57" draw:formula="266700"/>
                <draw:equation draw:name="f58" draw:formula="66675"/>
                <draw:equation draw:name="f59" draw:formula="542925"/>
                <draw:equation draw:name="f60" draw:formula="333375"/>
                <draw:equation draw:name="f61" draw:formula="265748"/>
                <draw:equation draw:name="f62" draw:formula="275273"/>
                <draw:equation draw:name="f63" draw:formula="340995"/>
                <draw:equation draw:name="f64" draw:formula="54293"/>
                <draw:equation draw:name="f65" draw:formula="399098"/>
                <draw:equation draw:name="f66" draw:formula="106680"/>
                <draw:equation draw:name="f67" draw:formula="454343"/>
                <draw:equation draw:name="f68" draw:formula="170498"/>
                <draw:equation draw:name="f69" draw:formula="482918"/>
                <draw:equation draw:name="f70" draw:formula="484823"/>
                <draw:equation draw:name="f71" draw:formula="290513"/>
                <draw:equation draw:name="f72" draw:formula="499110"/>
                <draw:equation draw:name="f73" draw:formula="295275"/>
                <draw:equation draw:name="f74" draw:formula="515303"/>
                <draw:equation draw:name="f75" draw:formula="656273"/>
                <draw:equation draw:name="f76" draw:formula="226695"/>
                <draw:equation draw:name="f77" draw:formula="209550"/>
                <draw:equation draw:name="f78" draw:formula="673418"/>
                <draw:equation draw:name="f79" draw:formula="694373"/>
                <draw:equation draw:name="f80" draw:formula="140970"/>
                <draw:equation draw:name="f81" draw:formula="711518"/>
                <draw:equation draw:name="f82" draw:formula="732473"/>
                <draw:equation draw:name="f83" draw:formula="751523"/>
                <draw:equation draw:name="f84" draw:formula="525780"/>
                <draw:equation draw:name="f85" draw:formula="504825"/>
                <draw:equation draw:name="f86" draw:formula="457200"/>
                <draw:equation draw:name="f87" draw:formula="440055"/>
                <draw:equation draw:name="f88" draw:formula="419100"/>
                <draw:equation draw:name="f89" draw:formula="371475"/>
                <draw:equation draw:name="f90" draw:formula="533400"/>
                <draw:equation draw:name="f91" draw:formula="376238"/>
                <draw:equation draw:name="f92" draw:formula="500063"/>
                <draw:equation draw:name="f93" draw:formula="384810"/>
                <draw:equation draw:name="f94" draw:formula="485775"/>
                <draw:equation draw:name="f95" draw:formula="496253"/>
                <draw:equation draw:name="f96" draw:formula="483870"/>
                <draw:equation draw:name="f97" draw:formula="560070"/>
                <draw:equation draw:name="f98" draw:formula="612458"/>
                <draw:equation draw:name="f99" draw:formula="400050"/>
                <draw:equation draw:name="f100" draw:formula="342900"/>
                <draw:equation draw:name="f101" draw:formula="276225"/>
                <draw:equation draw:name="f102" draw:formula="?f2 - ?f0"/>
                <draw:equation draw:name="f103" draw:formula="?f1 - ?f0"/>
                <draw:equation draw:name="f104" draw:formula="?f103 / 666750"/>
                <draw:equation draw:name="f105" draw:formula="?f102 / 751522"/>
                <draw:equation draw:name="f106" draw:formula="570548 * ?f103"/>
                <draw:equation draw:name="f107" draw:formula="361950 * ?f102"/>
                <draw:equation draw:name="f108" draw:formula="437198 * ?f103"/>
                <draw:equation draw:name="f109" draw:formula="425768 * ?f102"/>
                <draw:equation draw:name="f110" draw:formula="494348 * ?f103"/>
                <draw:equation draw:name="f111" draw:formula="367665 * ?f102"/>
                <draw:equation draw:name="f112" draw:formula="516255 * ?f103"/>
                <draw:equation draw:name="f113" draw:formula="339090 * ?f102"/>
                <draw:equation draw:name="f114" draw:formula="541973 * ?f103"/>
                <draw:equation draw:name="f115" draw:formula="248602 * ?f102"/>
                <draw:equation draw:name="f116" draw:formula="124778 * ?f102"/>
                <draw:equation draw:name="f117" draw:formula="608648 * ?f103"/>
                <draw:equation draw:name="f118" draw:formula="269558 * ?f102"/>
                <draw:equation draw:name="f119" draw:formula="97155 * ?f103"/>
                <draw:equation draw:name="f120" draw:formula="57150 * ?f103"/>
                <draw:equation draw:name="f121" draw:formula="123825 * ?f102"/>
                <draw:equation draw:name="f122" draw:formula="123825 * ?f103"/>
                <draw:equation draw:name="f123" draw:formula="247650 * ?f102"/>
                <draw:equation draw:name="f124" draw:formula="149543 * ?f103"/>
                <draw:equation draw:name="f125" draw:formula="338138 * ?f102"/>
                <draw:equation draw:name="f126" draw:formula="171450 * ?f103"/>
                <draw:equation draw:name="f127" draw:formula="366713 * ?f102"/>
                <draw:equation draw:name="f128" draw:formula="228600 * ?f103"/>
                <draw:equation draw:name="f129" draw:formula="424815 * ?f102"/>
                <draw:equation draw:name="f130" draw:formula="666750 * ?f103"/>
                <draw:equation draw:name="f131" draw:formula="266700 * ?f102"/>
                <draw:equation draw:name="f132" draw:formula="66675 * ?f102"/>
                <draw:equation draw:name="f133" draw:formula="542925 * ?f103"/>
                <draw:equation draw:name="f134" draw:formula="0 * ?f102"/>
                <draw:equation draw:name="f135" draw:formula="333375 * ?f103"/>
                <draw:equation draw:name="f136" draw:formula="0 * ?f103"/>
                <draw:equation draw:name="f137" draw:formula="265748 * ?f102"/>
                <draw:equation draw:name="f138" draw:formula="54293 * ?f103"/>
                <draw:equation draw:name="f139" draw:formula="399098 * ?f102"/>
                <draw:equation draw:name="f140" draw:formula="281940 * ?f103"/>
                <draw:equation draw:name="f141" draw:formula="484823 * ?f102"/>
                <draw:equation draw:name="f142" draw:formula="295275 * ?f103"/>
                <draw:equation draw:name="f143" draw:formula="532448 * ?f102"/>
                <draw:equation draw:name="f144" draw:formula="656273 * ?f102"/>
                <draw:equation draw:name="f145" draw:formula="247650 * ?f103"/>
                <draw:equation draw:name="f146" draw:formula="209550 * ?f103"/>
                <draw:equation draw:name="f147" draw:formula="694373 * ?f102"/>
                <draw:equation draw:name="f148" draw:formula="161925 * ?f103"/>
                <draw:equation draw:name="f149" draw:formula="732473 * ?f102"/>
                <draw:equation draw:name="f150" draw:formula="751523 * ?f102"/>
                <draw:equation draw:name="f151" draw:formula="504825 * ?f103"/>
                <draw:equation draw:name="f152" draw:formula="457200 * ?f103"/>
                <draw:equation draw:name="f153" draw:formula="419100 * ?f103"/>
                <draw:equation draw:name="f154" draw:formula="371475 * ?f103"/>
                <draw:equation draw:name="f155" draw:formula="533400 * ?f102"/>
                <draw:equation draw:name="f156" draw:formula="384810 * ?f103"/>
                <draw:equation draw:name="f157" draw:formula="485775 * ?f102"/>
                <draw:equation draw:name="f158" draw:formula="612458 * ?f103"/>
                <draw:equation draw:name="f159" draw:formula="400050 * ?f102"/>
                <draw:equation draw:name="f160" draw:formula="?f106 / 666750"/>
                <draw:equation draw:name="f161" draw:formula="?f107 / 751522"/>
                <draw:equation draw:name="f162" draw:formula="?f108 / 666750"/>
                <draw:equation draw:name="f163" draw:formula="?f109 / 751522"/>
                <draw:equation draw:name="f164" draw:formula="?f110 / 666750"/>
                <draw:equation draw:name="f165" draw:formula="?f111 / 751522"/>
                <draw:equation draw:name="f166" draw:formula="?f112 / 666750"/>
                <draw:equation draw:name="f167" draw:formula="?f113 / 751522"/>
                <draw:equation draw:name="f168" draw:formula="?f114 / 666750"/>
                <draw:equation draw:name="f169" draw:formula="?f115 / 751522"/>
                <draw:equation draw:name="f170" draw:formula="?f116 / 751522"/>
                <draw:equation draw:name="f171" draw:formula="?f117 / 666750"/>
                <draw:equation draw:name="f172" draw:formula="?f118 / 751522"/>
                <draw:equation draw:name="f173" draw:formula="?f119 / 666750"/>
                <draw:equation draw:name="f174" draw:formula="?f120 / 666750"/>
                <draw:equation draw:name="f175" draw:formula="?f121 / 751522"/>
                <draw:equation draw:name="f176" draw:formula="?f122 / 666750"/>
                <draw:equation draw:name="f177" draw:formula="?f123 / 751522"/>
                <draw:equation draw:name="f178" draw:formula="?f124 / 666750"/>
                <draw:equation draw:name="f179" draw:formula="?f125 / 751522"/>
                <draw:equation draw:name="f180" draw:formula="?f126 / 666750"/>
                <draw:equation draw:name="f181" draw:formula="?f127 / 751522"/>
                <draw:equation draw:name="f182" draw:formula="?f128 / 666750"/>
                <draw:equation draw:name="f183" draw:formula="?f129 / 751522"/>
                <draw:equation draw:name="f184" draw:formula="?f130 / 666750"/>
                <draw:equation draw:name="f185" draw:formula="?f131 / 751522"/>
                <draw:equation draw:name="f186" draw:formula="?f132 / 751522"/>
                <draw:equation draw:name="f187" draw:formula="?f133 / 666750"/>
                <draw:equation draw:name="f188" draw:formula="?f134 / 751522"/>
                <draw:equation draw:name="f189" draw:formula="?f135 / 666750"/>
                <draw:equation draw:name="f190" draw:formula="?f136 / 666750"/>
                <draw:equation draw:name="f191" draw:formula="?f137 / 751522"/>
                <draw:equation draw:name="f192" draw:formula="?f138 / 666750"/>
                <draw:equation draw:name="f193" draw:formula="?f139 / 751522"/>
                <draw:equation draw:name="f194" draw:formula="?f140 / 666750"/>
                <draw:equation draw:name="f195" draw:formula="?f141 / 751522"/>
                <draw:equation draw:name="f196" draw:formula="?f142 / 666750"/>
                <draw:equation draw:name="f197" draw:formula="?f143 / 751522"/>
                <draw:equation draw:name="f198" draw:formula="?f144 / 751522"/>
                <draw:equation draw:name="f199" draw:formula="?f145 / 666750"/>
                <draw:equation draw:name="f200" draw:formula="?f146 / 666750"/>
                <draw:equation draw:name="f201" draw:formula="?f147 / 751522"/>
                <draw:equation draw:name="f202" draw:formula="?f148 / 666750"/>
                <draw:equation draw:name="f203" draw:formula="?f149 / 751522"/>
                <draw:equation draw:name="f204" draw:formula="?f150 / 751522"/>
                <draw:equation draw:name="f205" draw:formula="?f151 / 666750"/>
                <draw:equation draw:name="f206" draw:formula="?f152 / 666750"/>
                <draw:equation draw:name="f207" draw:formula="?f153 / 666750"/>
                <draw:equation draw:name="f208" draw:formula="?f154 / 666750"/>
                <draw:equation draw:name="f209" draw:formula="?f155 / 751522"/>
                <draw:equation draw:name="f210" draw:formula="?f156 / 666750"/>
                <draw:equation draw:name="f211" draw:formula="?f157 / 751522"/>
                <draw:equation draw:name="f212" draw:formula="?f158 / 666750"/>
                <draw:equation draw:name="f213" draw:formula="?f159 / 751522"/>
                <draw:equation draw:name="f214" draw:formula="?f0 / ?f104"/>
                <draw:equation draw:name="f215" draw:formula="?f1 / ?f104"/>
                <draw:equation draw:name="f216" draw:formula="?f0 / ?f105"/>
                <draw:equation draw:name="f217" draw:formula="?f2 / ?f105"/>
                <draw:equation draw:name="f218" draw:formula="?f160 / ?f104"/>
                <draw:equation draw:name="f219" draw:formula="?f161 / ?f105"/>
                <draw:equation draw:name="f220" draw:formula="?f162 / ?f104"/>
                <draw:equation draw:name="f221" draw:formula="?f163 / ?f105"/>
                <draw:equation draw:name="f222" draw:formula="?f164 / ?f104"/>
                <draw:equation draw:name="f223" draw:formula="?f165 / ?f105"/>
                <draw:equation draw:name="f224" draw:formula="?f166 / ?f104"/>
                <draw:equation draw:name="f225" draw:formula="?f167 / ?f105"/>
                <draw:equation draw:name="f226" draw:formula="?f168 / ?f104"/>
                <draw:equation draw:name="f227" draw:formula="?f169 / ?f105"/>
                <draw:equation draw:name="f228" draw:formula="?f170 / ?f105"/>
                <draw:equation draw:name="f229" draw:formula="?f171 / ?f104"/>
                <draw:equation draw:name="f230" draw:formula="?f172 / ?f105"/>
                <draw:equation draw:name="f231" draw:formula="?f173 / ?f104"/>
                <draw:equation draw:name="f232" draw:formula="?f174 / ?f104"/>
                <draw:equation draw:name="f233" draw:formula="?f175 / ?f105"/>
                <draw:equation draw:name="f234" draw:formula="?f176 / ?f104"/>
                <draw:equation draw:name="f235" draw:formula="?f177 / ?f105"/>
                <draw:equation draw:name="f236" draw:formula="?f178 / ?f104"/>
                <draw:equation draw:name="f237" draw:formula="?f179 / ?f105"/>
                <draw:equation draw:name="f238" draw:formula="?f180 / ?f104"/>
                <draw:equation draw:name="f239" draw:formula="?f181 / ?f105"/>
                <draw:equation draw:name="f240" draw:formula="?f182 / ?f104"/>
                <draw:equation draw:name="f241" draw:formula="?f183 / ?f105"/>
                <draw:equation draw:name="f242" draw:formula="?f184 / ?f104"/>
                <draw:equation draw:name="f243" draw:formula="?f185 / ?f105"/>
                <draw:equation draw:name="f244" draw:formula="?f186 / ?f105"/>
                <draw:equation draw:name="f245" draw:formula="?f187 / ?f104"/>
                <draw:equation draw:name="f246" draw:formula="?f188 / ?f105"/>
                <draw:equation draw:name="f247" draw:formula="?f189 / ?f104"/>
                <draw:equation draw:name="f248" draw:formula="?f190 / ?f104"/>
                <draw:equation draw:name="f249" draw:formula="?f191 / ?f105"/>
                <draw:equation draw:name="f250" draw:formula="?f192 / ?f104"/>
                <draw:equation draw:name="f251" draw:formula="?f193 / ?f105"/>
                <draw:equation draw:name="f252" draw:formula="?f194 / ?f104"/>
                <draw:equation draw:name="f253" draw:formula="?f195 / ?f105"/>
                <draw:equation draw:name="f254" draw:formula="?f196 / ?f104"/>
                <draw:equation draw:name="f255" draw:formula="?f197 / ?f105"/>
                <draw:equation draw:name="f256" draw:formula="?f198 / ?f105"/>
                <draw:equation draw:name="f257" draw:formula="?f199 / ?f104"/>
                <draw:equation draw:name="f258" draw:formula="?f200 / ?f104"/>
                <draw:equation draw:name="f259" draw:formula="?f201 / ?f105"/>
                <draw:equation draw:name="f260" draw:formula="?f202 / ?f104"/>
                <draw:equation draw:name="f261" draw:formula="?f203 / ?f105"/>
                <draw:equation draw:name="f262" draw:formula="?f204 / ?f105"/>
                <draw:equation draw:name="f263" draw:formula="?f205 / ?f104"/>
                <draw:equation draw:name="f264" draw:formula="?f206 / ?f104"/>
                <draw:equation draw:name="f265" draw:formula="?f207 / ?f104"/>
                <draw:equation draw:name="f266" draw:formula="?f208 / ?f104"/>
                <draw:equation draw:name="f267" draw:formula="?f209 / ?f105"/>
                <draw:equation draw:name="f268" draw:formula="?f210 / ?f104"/>
                <draw:equation draw:name="f269" draw:formula="?f211 / ?f105"/>
                <draw:equation draw:name="f270" draw:formula="?f212 / ?f104"/>
                <draw:equation draw:name="f271" draw:formula="?f213 / ?f105"/>
              </draw:enhanced-geometry>
            </draw:custom-shape>
          </table:table-cell>
          <table:table-cell office:value-type="string" table:style-name="ce10">
            <text:p>Example pipeline #3</text:p>
          </table:table-cell>
          <table:table-cell office:value-type="string" table:style-name="ce26">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20">
            <text:p>✓</text:p>
          </table:table-cell>
          <table:table-cell office:value-type="string" table:style-name="ce23">
            <text:p>✓</text:p>
          </table:table-cell>
          <table:table-cell office:value-type="string" table:style-name="ce20">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3">
            <text:p>✓</text:p>
          </table:table-cell>
          <table:table-cell office:value-type="string" table:style-name="ce11">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3">
            <text:p>✓</text:p>
          </table:table-cell>
          <table:table-cell office:value-type="string" table:style-name="ce17">
            <text:p>We have saved 8 hours per year. Continuous integration has allowed us to hold meaningful discussions with outside collaborators.<text:s/></text:p>
          </table:table-cell>
          <table:table-cell table:number-columns-repeated="16363" table:style-name="ce10"/>
        </table:table-row>
        <table:table-row table:style-name="ro3">
          <table:table-cell office:value-type="string" table:style-name="ce10">
            <text:p>Working towards</text:p>
          </table:table-cell>
          <table:table-cell office:value-type="string" table:style-name="ce10">
            <text:p>Example pipeline #4</text:p>
          </table:table-cell>
          <table:table-cell office:value-type="string" table:style-name="ce26">
            <text:p>✓</text:p>
          </table:table-cell>
          <table:table-cell table:number-columns-repeated="2" table:style-name="ce10"/>
          <table:table-cell office:value-type="string" table:style-name="ce12">
            <text:p>✓</text:p>
          </table:table-cell>
          <table:table-cell table:style-name="ce21"/>
          <table:table-cell table:style-name="ce24"/>
          <table:table-cell table:style-name="ce10"/>
          <table:table-cell office:value-type="string" table:style-name="ce12">
            <text:p>✓</text:p>
          </table:table-cell>
          <table:table-cell table:style-name="ce12"/>
          <table:table-cell table:number-columns-repeated="2" table:style-name="ce10"/>
          <table:table-cell table:style-name="ce18"/>
          <table:table-cell table:number-columns-repeated="5" table:style-name="ce10"/>
          <table:table-cell table:style-name="ce19"/>
          <table:table-cell table:number-columns-repeated="16364" table:style-name="ce10"/>
        </table:table-row>
        <table:table-row table:number-rows-repeated="1048571" table:style-name="ro4">
          <table:table-cell table:number-columns-repeated="16384"/>
        </table:table-row>
      </table:table>
      <table:database-ranges>
        <table:database-range table:target-range-address="Examples.A1:Examples.U5" table:name="Table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meta:initial-creator>Ben Cuff</meta:initial-creator>
    <dc:creator>Ben Cuff</dc:creator>
    <meta:creation-date>2015-06-05T18:17:20Z</meta:creation-date>
    <dc:date>2022-11-11T09:09:53Z</dc:date>
  </office:meta>
</office:document-meta>
</file>